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Preformatted_20_Text">
      <style:paragraph-properties fo:margin-top="0in" fo:margin-bottom="0.1965in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LL YOU NEED IS LOVE</text:p>
      <text:p text:style-name="P1">The Beatles</text:p>
      <text:section text:style-name="Sect1" text:name="Section1">
        <text:p text:style-name="Preformatted_20_Text"/>
        <text:p text:style-name="Preformatted_20_Text"/>
        <text:p text:style-name="Preformatted_20_Text">INTRO(FANFARRIA): G - D - G - C - D</text:p>
        <text:p text:style-name="Preformatted_20_Text"/>
        <text:p text:style-name="Preformatted_20_Text"/>
        <text:p text:style-name="Preformatted_20_Text">G <text:s text:c="5"/>D <text:s text:c="4"/>Em</text:p>
        <text:p text:style-name="Preformatted_20_Text">Love, love, love</text:p>
        <text:p text:style-name="Preformatted_20_Text">G <text:s text:c="5"/>D <text:s text:c="4"/>Em</text:p>
        <text:p text:style-name="Preformatted_20_Text">Love, love, love</text:p>
        <text:p text:style-name="Preformatted_20_Text">D7 <text:s text:c="4"/>G <text:s text:c="4"/>D</text:p>
        <text:p text:style-name="Preformatted_20_Text">Love, love, love</text:p>
        <text:p text:style-name="Preformatted_20_Text"/>
        <text:p text:style-name="Preformatted_20_Text"/>
        <text:p text:style-name="Preformatted_20_Text">G <text:s text:c="21"/>D/F# <text:s text:c="12"/>Em</text:p>
        <text:p text:style-name="Preformatted_20_Text">THERES NOTHING YOU CAN DO THAT CANT BE DONE</text:p>
        <text:p text:style-name="Preformatted_20_Text">G <text:s text:c="14"/>D/F# <text:s text:c="14"/>Em</text:p>
        <text:p text:style-name="Preformatted_20_Text">NOTHING YOU CAN SING THAT CANT BE SUNG</text:p>
        <text:p text:style-name="Preformatted_20_Text">D7 <text:s text:c="14"/>G <text:s text:c="20"/>D</text:p>
        <text:p text:style-name="Preformatted_20_Text">NOTHING YOU CAN SAY BUT YOU CAN LEARN HOW TO PLAY THE GAME</text:p>
        <text:p text:style-name="Preformatted_20_Text"><text:s/>D</text:p>
        <text:p text:style-name="Preformatted_20_Text">ITS EASY</text:p>
        <text:p text:style-name="Preformatted_20_Text"/>
        <text:p text:style-name="Preformatted_20_Text"/>
        <text:p text:style-name="Preformatted_20_Text">G <text:s text:c="14"/>D/F# <text:s text:c="14"/>Em</text:p>
        <text:p text:style-name="Preformatted_20_Text">NOTHING YOU CAN MAKE THAT CANT BE MADE</text:p>
        <text:p text:style-name="Preformatted_20_Text">G <text:s text:c="14"/>D/F# <text:s text:c="13"/>Em</text:p>
        <text:p text:style-name="Preformatted_20_Text">NO ONE YOU CAN SAVE THAT CANT BE SAVED</text:p>
        <text:p text:style-name="Preformatted_20_Text">D7 <text:s text:c="14"/>G <text:s text:c="19"/>D</text:p>
        <text:p text:style-name="Preformatted_20_Text">NOTHING YOU CAN DO BUT YOU CAN LEARN HOW TO BE YOU IN TIME</text:p>
        <text:p text:style-name="Preformatted_20_Text">D</text:p>
        <text:p text:style-name="Preformatted_20_Text">ITS EASY</text:p>
        <text:p text:style-name="Preformatted_20_Text"/>
        <text:p text:style-name="Preformatted_20_Text"/>
        <text:p text:style-name="Preformatted_20_Text">G <text:s text:c="7"/>A7 <text:s text:c="5"/>D7</text:p>
        <text:p text:style-name="Preformatted_20_Text">ALL YOU NEED IS LOVE</text:p>
        <text:p text:style-name="Preformatted_20_Text">G <text:s text:c="7"/>A7 <text:s text:c="5"/>D7</text:p>
        <text:p text:style-name="Preformatted_20_Text">ALL YOU NEED IS LOVE</text:p>
        <text:p text:style-name="Preformatted_20_Text">G <text:s text:c="7"/>B7 <text:s text:c="5"/>Em <text:s text:c="2"/>Em7</text:p>
        <text:p text:style-name="Preformatted_20_Text">ALL YOU NEED IS LOVE, LOVE</text:p>
        <text:p text:style-name="Preformatted_20_Text">CM7 <text:s text:c="5"/>D7 <text:s text:c="6"/>G</text:p>
        <text:p text:style-name="Preformatted_20_Text"><text:s/>LOVE IS ALL YOU NEED</text:p>
        <text:p text:style-name="Preformatted_20_Text"/>
        <text:p text:style-name="Preformatted_20_Text"/>
        <text:p text:style-name="Preformatted_20_Text">(SOLO)</text:p>
        <text:p text:style-name="Preformatted_20_Text">G <text:s text:c="5"/>D <text:s text:c="4"/>Em</text:p>
        <text:p text:style-name="Preformatted_20_Text">Love, love, love</text:p>
        <text:p text:style-name="Preformatted_20_Text">G <text:s text:c="5"/>D <text:s text:c="4"/>Em</text:p>
        <text:p text:style-name="Preformatted_20_Text">Love, love, love</text:p>
        <text:p text:style-name="Preformatted_20_Text">D7 <text:s text:c="4"/>G <text:s text:c="4"/>D</text:p>
        <text:p text:style-name="Preformatted_20_Text">Love, love, love</text:p>
        <text:p text:style-name="Preformatted_20_Text"/>
        <text:p text:style-name="Preformatted_20_Text"/>
        <text:p text:style-name="Preformatted_20_Text">G <text:s text:c="7"/>A7 <text:s text:c="5"/>D7</text:p>
        <text:p text:style-name="Preformatted_20_Text">ALL YOU NEED IS LOVE</text:p>
        <text:p text:style-name="Preformatted_20_Text">G <text:s text:c="7"/>A7 <text:s text:c="5"/>D7</text:p>
        <text:p text:style-name="Preformatted_20_Text">ALL YOU NEED IS LOVE</text:p>
        <text:p text:style-name="Preformatted_20_Text">G <text:s text:c="7"/>B7 <text:s text:c="5"/>Em <text:s text:c="2"/>Em7</text:p>
        <text:p text:style-name="Preformatted_20_Text">ALL YOU NEED IS LOVE, LOVE</text:p>
        <text:p text:style-name="Preformatted_20_Text">CM7 <text:s text:c="5"/>D7 <text:s text:c="6"/>G</text:p>
        <text:p text:style-name="Preformatted_20_Text"><text:s/>LOVE IS ALL YOU NEED</text:p>
        <text:p text:style-name="Preformatted_20_Text"/>
        <text:p text:style-name="Preformatted_20_Text">G <text:s text:c="21"/>D/F# <text:s text:c="12"/>Em</text:p>
        <text:p text:style-name="Preformatted_20_Text">THERES NOTHING YOU CAN KNOW THAT ISNT KNOWN</text:p>
        <text:p text:style-name="Preformatted_20_Text">G <text:s text:c="14"/>D/F# <text:s text:c="10"/>Em</text:p>
        <text:p text:style-name="Preformatted_20_Text">NOTHING YOU CAN SEE THAT ISNT SHOWN</text:p>
        <text:p text:style-name="Preformatted_20_Text">D7 <text:s text:c="14"/>G <text:s text:c="18"/>D</text:p>
        <text:p text:style-name="Preformatted_20_Text">NOWHERE YOU CAN BE THAT ISNT WHERE YOU ARE MEANT TO BE</text:p>
        <text:p text:style-name="Preformatted_20_Text">D</text:p>
        <text:p text:style-name="Preformatted_20_Text">ITS EASY</text:p>
        <text:p text:style-name="Preformatted_20_Text"/>
        <text:p text:style-name="Preformatted_20_Text"/>
        <text:p text:style-name="Preformatted_20_Text">G <text:s text:c="7"/>A7 <text:s text:c="5"/>D7</text:p>
        <text:p text:style-name="Preformatted_20_Text">ALL YOU NEED IS LOVE</text:p>
        <text:p text:style-name="Preformatted_20_Text">G <text:s text:c="7"/>A7 <text:s text:c="5"/>D7</text:p>
        <text:p text:style-name="Preformatted_20_Text">ALL YOU NEED IS LOVE</text:p>
        <text:p text:style-name="Preformatted_20_Text">G <text:s text:c="7"/>B7 <text:s text:c="5"/>Em <text:s text:c="2"/>Em7</text:p>
        <text:p text:style-name="Preformatted_20_Text">ALL YOU NEED IS LOVE, LOVE</text:p>
        <text:p text:style-name="Preformatted_20_Text">CM7 <text:s text:c="5"/>D7 <text:s text:c="6"/>G</text:p>
        <text:p text:style-name="Preformatted_20_Text"><text:s/>LOVE IS ALL YOU NEED</text:p>
        <text:p text:style-name="Preformatted_20_Text"/>
        <text:p text:style-name="Preformatted_20_Text"/>
        <text:p text:style-name="Preformatted_20_Text">G <text:s text:c="7"/>A7 <text:s text:c="5"/>D7</text:p>
        <text:p text:style-name="Preformatted_20_Text">ALL YOU NEED IS LOVE (ALL TOGETHER, NOW)</text:p>
        <text:p text:style-name="Preformatted_20_Text">G <text:s text:c="7"/>A7 <text:s text:c="5"/>D7</text:p>
        <text:p text:style-name="Preformatted_20_Text">ALL YOU NEED IS LOVE (EVERYBODY)</text:p>
        <text:p text:style-name="Preformatted_20_Text">G <text:s text:c="7"/>B7 <text:s text:c="5"/>Em <text:s text:c="2"/>Em7</text:p>
        <text:p text:style-name="Preformatted_20_Text">ALL YOU NEED IS LOVE, LOVE</text:p>
        <text:p text:style-name="Preformatted_20_Text">CM7 <text:s text:c="5"/>D7 <text:s text:c="6"/>G</text:p>
        <text:p text:style-name="Preformatted_20_Text"><text:s/>LOVE IS ALL YOU NEED</text:p>
        <text:p text:style-name="Preformatted_20_Text"/>
        <text:p text:style-name="Preformatted_20_Text"/>
        <text:p text:style-name="Preformatted_20_Text">G</text:p>
        <text:p text:style-name="Preformatted_20_Text">LOVE IS ALL YOU NEED</text:p>
        <text:p text:style-name="Preformatted_20_Text">LOVE IS ALL YOU NEED</text:p>
        <text:p text:style-name="Preformatted_20_Text">LOVE IS ALL YOU NEED</text:p>
        <text:p text:style-name="Preformatted_20_Text">LOVE IS ALL YOU NEED</text:p>
        <text:p text:style-name="Preformatted_20_Text">YESTERDAY</text:p>
        <text:p text:style-name="P2">SHE LOVES YOU, YEAH YEAH YEAH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3-09-05T19:36:42.05</dc:date>
    <meta:editing-duration>PT2M35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79" meta:word-count="346" meta:character-count="1860"/>
  </office:meta>
</office:document-meta>
</file>